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3cm" fo:min-width="1.1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587cm"/>
    </style:style>
    <style:style style:name="gr4" style:family="graphic" style:parent-style-name="standard">
      <style:graphic-properties draw:stroke="none" svg:stroke-color="#000000" draw:fill="none" draw:fill-color="#ffffff" fo:min-height="1.19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P1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3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text-position="0% 100%" style:font-name="Nimbus Roman1" fo:font-size="18pt" fo:font-style="italic" style:font-size-asian="18pt" style:font-size-complex="18pt"/>
    </style:style>
    <style:style style:name="T2" style:family="text">
      <style:text-properties style:text-position="33% 58%" style:font-name="Nimbus Roman1" fo:font-size="18pt" fo:font-style="italic" style:font-size-asian="18pt" style:font-size-complex="18pt"/>
    </style:style>
    <style:style style:name="T3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1" fo:font-size="18pt" fo:font-style="italic" style:font-size-asian="18pt" style:font-size-complex="18pt"/>
    </style:style>
    <style:style style:name="T5" style:family="text">
      <style:text-properties style:text-position="-33% 58%" style:font-name="Nimbus Roman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46cm" svg:y1="6.048cm" svg:x2="20.89cm" svg:y2="6.048cm">
          <text:p/>
        </draw:line>
        <draw:line draw:style-name="gr1" draw:text-style-name="P1" draw:layer="layout" svg:x1="1.546cm" svg:y1="4.92cm" svg:x2="1.546cm" svg:y2="7.016cm">
          <text:p/>
        </draw:line>
        <draw:line draw:style-name="gr1" draw:text-style-name="P1" draw:layer="layout" svg:x1="4.77cm" svg:y1="4.92cm" svg:x2="4.77cm" svg:y2="7.016cm">
          <text:p/>
        </draw:line>
        <draw:line draw:style-name="gr1" draw:text-style-name="P1" draw:layer="layout" svg:x1="7.994cm" svg:y1="4.92cm" svg:x2="7.994cm" svg:y2="7.016cm">
          <text:p/>
        </draw:line>
        <draw:line draw:style-name="gr1" draw:text-style-name="P1" draw:layer="layout" svg:x1="11.218cm" svg:y1="4.92cm" svg:x2="11.218cm" svg:y2="7.016cm">
          <text:p/>
        </draw:line>
        <draw:line draw:style-name="gr1" draw:text-style-name="P1" draw:layer="layout" svg:x1="14.442cm" svg:y1="4.92cm" svg:x2="14.442cm" svg:y2="7.016cm">
          <text:p/>
        </draw:line>
        <draw:line draw:style-name="gr1" draw:text-style-name="P1" draw:layer="layout" svg:x1="17.666cm" svg:y1="4.92cm" svg:x2="17.666cm" svg:y2="7.016cm">
          <text:p/>
        </draw:line>
        <draw:line draw:style-name="gr1" draw:text-style-name="P1" draw:layer="layout" svg:x1="20.89cm" svg:y1="4.92cm" svg:x2="20.89cm" svg:y2="7.016cm">
          <text:p/>
        </draw:line>
        <draw:frame draw:style-name="gr2" draw:text-style-name="P2" draw:layer="layout" svg:width="1.679cm" svg:height="1.413cm" svg:x="1.062cm" svg:y="6.977cm">
          <draw:text-box>
            <text:p><text:span text:style-name="T1">e</text:span><text:span text:style-name="T2">c</text:span><text:span text:style-name="T3">0</text:span></text:p>
          </draw:text-box>
        </draw:frame>
        <draw:frame draw:style-name="gr2" draw:text-style-name="P2" draw:layer="layout" svg:width="1.679cm" svg:height="1.413cm" svg:x="4.125cm" svg:y="6.977cm">
          <draw:text-box>
            <text:p><text:span text:style-name="T1">e</text:span><text:span text:style-name="T2">c</text:span><text:span text:style-name="T3">1</text:span></text:p>
          </draw:text-box>
        </draw:frame>
        <draw:frame draw:style-name="gr3" draw:text-style-name="P2" draw:layer="layout" svg:width="2.087cm" svg:height="1.233cm" svg:x="5.552cm" svg:y="7.1cm">
          <draw:text-box>
            <text:p><text:span text:style-name="T4">...</text:span></text:p>
          </draw:text-box>
        </draw:frame>
        <draw:frame draw:style-name="gr4" draw:text-style-name="P2" draw:layer="layout" svg:width="2.579cm" svg:height="1.444cm" svg:x="20.407cm" svg:y="6.946cm">
          <draw:text-box>
            <text:p><text:span text:style-name="T1">e</text:span><text:span text:style-name="T2">c</text:span><text:span text:style-name="T5">N/2</text:span></text:p>
          </draw:text-box>
        </draw:frame>
        <draw:custom-shape draw:style-name="gr5" draw:text-style-name="P3" draw:layer="layout" svg:width="0.162cm" svg:height="0.161cm" svg:x="1.455cm" svg:y="3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763cm" svg:y1="1.335cm" svg:x2="1.546cm" svg:y2="3.566cm">
          <text:p/>
        </draw:line>
        <draw:custom-shape draw:style-name="gr5" draw:text-style-name="P3" draw:layer="layout" svg:width="0.161cm" svg:height="0.161cm" svg:x="4.684cm" svg:y="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62cm" svg:height="0.16cm" svg:x="7.919cm" svg:y="2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62cm" svg:height="0.162cm" svg:x="11.147cm" svg:y="3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61cm" svg:height="0.162cm" svg:x="14.349cm" svg:y="2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61cm" svg:height="0.161cm" svg:x="17.589cm" svg:y="4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161cm" svg:height="0.162cm" svg:x="20.803cm" svg:y="3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8.009cm" svg:y1="2.569cm" svg:x2="4.762cm" svg:y2="1.335cm">
          <text:p/>
        </draw:line>
        <draw:line draw:style-name="gr6" draw:text-style-name="P1" draw:layer="layout" svg:x1="11.218cm" svg:y1="4.065cm" svg:x2="8.009cm" svg:y2="2.569cm">
          <text:p/>
        </draw:line>
        <draw:line draw:style-name="gr6" draw:text-style-name="P1" draw:layer="layout" svg:x1="14.403cm" svg:y1="2.564cm" svg:x2="11.218cm" svg:y2="4.066cm">
          <text:p/>
        </draw:line>
        <draw:line draw:style-name="gr6" draw:text-style-name="P1" draw:layer="layout" svg:x1="17.668cm" svg:y1="4.394cm" svg:x2="14.434cm" svg:y2="2.551cm">
          <text:p/>
        </draw:line>
        <draw:line draw:style-name="gr6" draw:text-style-name="P1" draw:layer="layout" svg:x1="20.876cm" svg:y1="3.528cm" svg:x2="17.669cm" svg:y2="4.3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11:45.790521734</dc:date>
    <meta:editing-duration>PT2H20M2S</meta:editing-duration>
    <meta:editing-cycles>58</meta:editing-cycles>
    <meta:generator>LibreOffice/6.3.3.2$Linux_X86_64 LibreOffice_project/a64200df03143b798afd1ec74a12ab50359878ed</meta:generator>
    <meta:document-statistic meta:object-count="25"/>
  </office:meta>
</office:document-meta>
</file>